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Heading_20_1">
      <style:paragraph-properties fo:text-align="center" style:justify-single-word="false"/>
      <style:text-properties style:text-underline-style="solid" style:text-underline-width="auto" style:text-underline-color="font-color"/>
    </style:style>
    <style:style style:name="P8" style:family="paragraph" style:parent-style-name="Standard">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Text_20_body" style:list-style-name="L1">
      <style:paragraph-properties fo:margin-top="0cm" fo:margin-bottom="0cm" fo:text-align="justify" style:justify-single-word="false" style:writing-mode="lr-tb"/>
    </style:style>
    <style:style style:name="P12" style:family="paragraph" style:parent-style-name="Text_20_body" style:list-style-name="L1">
      <style:paragraph-properties fo:text-align="justify" style:justify-single-word="false" style:writing-mode="lr-tb"/>
    </style:style>
    <style:style style:name="T1" style:family="text">
      <style:text-properties style:font-name="Times New Roman" fo:font-size="12pt" style:text-underline-style="none" fo:font-weight="normal" style:font-size-asian="12pt" style:font-weight-asian="normal" style:font-size-complex="12pt" style:font-weight-complex="normal"/>
    </style:style>
    <style:style style:name="T2" style:family="text">
      <style:text-properties fo:font-style="normal" style:font-style-asian="normal" style:font-style-complex="normal"/>
    </style:style>
    <style:style style:name="T3" style:family="text">
      <style:text-properties style:text-underline-style="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méliorez le produit IA de votre start-up</text:h>
      <text:p text:style-name="P1"/>
      <text:p text:style-name="P5"><text:tab/>Alors, cette présentation va se dérouler en 3 parties : tout d'abord, je vais vous faire une présentation de la problématique exposée par la start-up « Avis Restau », puis je vous présenterai le pré-traitement et la modélisation des données textuelles. Ensuite je vous parlerai du pré-traitement et de la modélisation des données visuelles. Enfin, je terminerai avec une conclusion et les perspectives du projet. On va donc pouvoir tout de suite commencer avec notre première partie : la présentation de la <text:s/>problématique.</text:p>
      <text:p text:style-name="P5"/>
      <text:p text:style-name="P6"><text:span text:style-name="T3">I. </text:span>La présentation de la problématique</text:p>
      <text:p text:style-name="P5"/>
      <text:p text:style-name="P5"><text:span text:style-name="T1"><text:tab/>Alors, j</text:span>e suis Ingénieur IA au sein de la start-up “Avis Restau”, qui met en relation des clients et des restaurants. Mon entreprise souhaite améliorer sa plate-forme avec une nouvelle fonctionnalité de collaboration. Les utilisateurs pourront par exemple poster des avis et des photos sur leur restaurant préféré. Ce sera aussi l’occasion, pour l’entreprise, de mieux comprendre les avis postés par les utilisateurs. </text:p>
      <text:p text:style-name="P2"><text:tab/>Mon objectif est de détecter les sujets d’insatisfaction présents dans les commentaires postés sur la plate-forme ainsi que de labelliser automatiquement les photos postées. Par exemple, identifier les photos relatives à la nourriture, au décor dans le restaurant ou à l’extérieur du restaurant. </text:p>
      <text:p text:style-name="P3"><text:tab/>Alors, maintenant que nous avons bien en tête le contexte de la demande, nous pouvons passer à la seconde partie de cette présentation : le pré-traitement et la modélisation des données textuelles.</text:p>
      <text:p text:style-name="P5"/>
      <text:p text:style-name="P4"><text:span text:style-name="T3">II. </text:span>Le pré-traitement et la modélisation des données textuelles</text:p>
      <text:p text:style-name="P5"/>
      <text:p text:style-name="P2"><text:tab/>Nous avons d'abord commencé par récupérer le jeu de données de la base de données Yelp. Cette dernière étant conséquente, nous avons du optimiser son occupation d'espace mémoire. Nos données contiennent 19 variables pour 861 013 individus. Les colonnes inutiles ont été supprimées et on n'a gardé que les individus avec des notes de commentaire inférieure ou égale à 4.</text:p>
      <text:p text:style-name="P2"><text:s/><text:tab/>Nous avons ensuite effectué un traitement de nos commentaires afin qu'ils soient exploitables pour nous par la suite. Nous avons commencé par nettoyer les champs de texte en enlevant la ponctuation et les mots de liaison puis en mettant les chaînes de caractères en minuscule. Nos commentaires nettoyés, nous avons appliqué le processus de « lemmatisation » sur ces derniers. Ce processus consiste à représenter les mots sous leur forme canonique. Par exemple pour un verbe, ce sera son infinitif. Pour un nom, son masculin singulier. L'idée étant de ne conserver que le sens des mots utilisés dans le corpus. Nous avons également utilisé un autre processus qui exerce une fonction similaire qui s'appelle la racinisation, ou stemming en anglais. Cela consiste à ne conserver que la racine des mots étudiés. L'idée étant de supprimer les suffixes, préfixes et autres des mots afin de ne conserver que leur origine. C'est un procédé plus simple que la lemmatisation et plus rapide à effectuer puisqu'on tronque les mots essentiellement contrairement à la lemmatisation qui nécessite d'utiliser un dictionnaire. </text:p>
      <text:p text:style-name="P2"><text:tab/>Maintenant que nos données ont été nettoyées, nous avons extrait les informations de ces dernières pour le traitement ultérieur par des modèles de machine learning. Pour cela, nous avons utilisé une représentation bag-of-words. Cela nous a permis de compter la fréquence d'apparition des différents mots pour avoir une idée du champ lexical. Nous voyons que nous avons la plupart <text:soft-page-break/>des commentaires contenant entre 23 et 29 mots. Parmi eux, il peut y avoir le même mot qui apparaît plusieurs fois. Nous allons donc regarder le nombre de mot unique par commentaire. Concernant le nombre de mots uniques, les commentaires en contiennent, pour la majorité, entre 24 et 30. Regardons maintenant quels sont les mots les plus utilisés. On remarque que les mots les plus utilisés sont "food", "place" et "good". Ce qui nous indique que les commentaires tournent autour du restaurant, de la localisation de ce dernier et du goût. </text:p>
      <text:p text:style-name="P2"><text:tab/>Nous avons modélisé les sujets d'insatisfaction présents dans les commentaires. Pour cela, nous avons utilisé une première méthode vraiment efficace nommée <text:span text:style-name="Strong_20_Emphasis">Latent Dirichlet Allocation (LDA)</text:span>. Cette dernière va considérer chacun de nos commentaires comme un bag-of-words. Chaque commentaire va aborder un certain nombre de thèmes dans des proportions qui lui sont propres, chaque mot possède une distribution associée à chaque thème. Cela permet de représenter chaque thème par une probabilité sur chaque mot.</text:p>
      <text:p text:style-name="P2">Nous avons commencé par former les bigrammes et les trigrammes en utilisant le modèle Phrases. Ceci est passé à Phraser pour améliorer l'efficacité de la vitesse d'exécution. Pour construire le modèle de sujet LDA, nous avons d'abord créé un corpus et un dictionnaire, puis nous avons construit le modèle. Dans les modèles LDA, chaque document est composé de plusieurs sujets. Mais, généralement, un seul des sujets est dominant. Nous avons utilisé un nuage de mots dont la taille des mots est proportionnelle au poids afin d'avoir une visualisation parlante. Ce nuage de mots semble bien vérifier les observations que nous avons fait précédemment sur les thèmes traités dans les différents topics. Nous voyons par exemple que le topic 0 semble traiter de l'attente des réservations la nuit pour les restaurants, tandis que le topic 1 lui pourrait traiter de la commande en ligne dans les restaurants notamment les pizzerias. Nous avons calculé le nombre total de documents attribués à chaque sujet pour ensuite faire deux graphiques : </text:p>
      <text:list xml:id="list9117106643137308370" text:style-name="L1">
        <text:list-item>
          <text:p text:style-name="P11">le nombre de documents pour chaque sujet en attribuant le document au sujet qui a le plus de poids dans ce document ; </text:p>
        </text:list-item>
        <text:list-item>
          <text:p text:style-name="P12">le nombre de documents pour chaque sujet en additionnant la contribution réelle en poids de chaque sujet aux documents respectifs. </text:p>
        </text:list-item>
      </text:list>
      <text:p text:style-name="P2"><text:tab/>On remarque que les topics les plus importants à travers les différents documents sont, dans l'ordre : le 1, le 3, le 0 et en dernier le 2. </text:p>
      <text:p text:style-name="P2"><text:tab/>Chaque bulle sur le graphique de gauche représente un topic. Plus la bulle est grosse, plus ce sujet est présent. Un bon topic aura des bulles assez grosses et non superposées dispersées dans le graphique au lieu d'être regroupées dans un quadrant. Un topic avec trop de sujets aura généralement de nombreux chevauchement et des bulles de petite taille regroupées dans une région du graphique. En déplaçant le curseur sur les bulles, les mots et les barres sur le côté droit sont mis à jour. Ces mots sont les mots clés formant le sujet sélectionné. En nous basant sur ce que nous venons de voir, on peut déterminer que les topics 3 et 4 sont de bons topics. En effet, même si leurs bulles sont plus petites que celles des topics 1 et 2, elles n'en chevauchent aucunes autres. On voit en allant dessus que le topic 3 semble traiter de l'attente dans le restaurant et du service. Tandis que le topic 4, lui, traite de la nourriture servie dans le restaurant.</text:p>
      <text:p text:style-name="P2"><text:tab/>Voyons maintenant la <text:span text:style-name="Strong_20_Emphasis">Latent Semantic Analysis (LSA)</text:span>. La LSA permet de découvrir la sémantique cachée et sous-jacente (latente) de mots dans un corpus de documents en construisant des "concepts" liés aux documents et aux termes. La LSA utilise une matrice documents-termes en entrée qui décrit l'occurrence de certains termes dans les documents. C'est une matrice creuse dont les lignes correspondent aux "documents" et dont les colonnes correspondent aux "termes". On voit que le topic 0 semble traiter du prix trop élevé et du choix des menus, tandis que le topic 2 lui pourrait traiter du goût, de la vaisselle et de la cuisson des plats. Enfin le topic 1 lui doit parler de l'ambiance dans le restaurant, de l'expérience et du management. </text:p>
      <text:p text:style-name="P2"><text:tab/>Pour finir, la <text:span text:style-name="Strong_20_Emphasis">Non-Negative Matrix Factorisation (NMF)</text:span>. Celle-ci est une technique non supervisée, il n'y a donc pas d'étiquetage des sujets sur lesquels le modèle sera formé. La façon dont <text:soft-page-break/>cela fonctionne est que NMF décompose ou factorise les vecteurs de grande dimension en une représentation de dimension inférieure. </text:p>
      <text:p text:style-name="P2"><text:tab/>On remarque que le topic 0 parle de l'ambiance, du prix des plats ainsi que des choix. Les autres topics sont moins clairs, il est plus difficile de les décrypter. </text:p>
      <text:p text:style-name="P2"><text:tab/>Nous avons terminé cette partie, nous allons pouvoir passer à la troisième partie de cette présentation : le pré-traitement et la modélisation des données visuelles.</text:p>
      <text:p text:style-name="P5"/>
      <text:p text:style-name="P4"><text:span text:style-name="T3">III. </text:span>Le pré-traitement et de la modélisation des données visuelles</text:p>
      <text:p text:style-name="P2"/>
      <text:p text:style-name="P2"><text:tab/>Nous avons importé nos données visuelles dans un dataframe et les labels associés à ces derniers par la même occasion. Nos données contiennent 4 variables pour 200 000 individus. Nous avons supprimé les colonnes inutiles et formaté la chemin pour accéder aux images. Notre jeu de données contient 5 labels différents équirépartis. Nous avons affiché ici des exemples de photos pour chacun des labels disponibles. </text:p>
      <text:p text:style-name="P2"><text:tab/>Nous avons procédé à la création des descripteurs de chaque image. Chaque image va passer en gris et va subir une égalisation. Ensuite, nous avons créé une liste de descripteurs par image qui sera utilisée pour réaliser les histogrammes par image. Enfin, nous avons créé une liste de descripteurs pour l'ensemble des images qui sera utilisé pour créer les clusters de descripteurs. Une fois nos descripteurs créé, nous avons créé des clusters de descripteurs à l'aide de MiniBatchKMeans pour obtenir des temps de traitement raisonnables. Nous avons créé 3 171 clusters en environ 1 heure. On a pu passer à la création de features pour les images. Pour chaque image, nous avons prédit les numéros de cluster de chaque descripteur. Ensuite nous avons créé un histogramme, c'est-à-dire le comptage pour chaque numéro de cluster du nombre de descripteurs de l'image. Pour rappel, les features d'une image sont l'histogramme d'une image, soit le comptage pour une image du nombre de descripteurs par cluster. Nous sommes ensuite passé à la réduction de dimensions. </text:p>
      <text:p text:style-name="P2"><text:tab/>La réduction PCA permet de créer des features décorrélées entre elles, et de diminuer leur dimension, tout en gardant un niveau de variance expliquée élevé, 99% dans notre cas. L'impact est une meilleure séparation des données via le T-SNE et une réduction du temps de traitement du T-SNE. Nous sommes passés de 3171 dimensions avant la réduction de dimensions PCA à 2177 dimensions. Nous avons également effectué une réduction de dimension en 2 composantes T-SNE pour un affichage en 2D des images. <text:span text:style-name="Emphasis"><text:span text:style-name="T2">L’algorithme de réduction de dimensionnalité appelé t-distributed stochastic neighbor embedding (t-SNE) est un algorithme d’apprentissage non supervisé. Il permet d’analyser des données décrites dans des espaces à forte dimensionnalité via un grand nombre de descripteurs pour les représenter dans des espaces à deux ou trois dimensions. Cet algorithme est très utilisé car il facilite la visualisation de données ayant beaucoup de descripteurs. </text:span></text:span><text:span text:style-name="T2">Passons à l'analyse visuelle avec un affichage T-SNE.</text:span></text:p>
      <text:p text:style-name="P2"><text:tab/>On voit que nos catégories ne sont absolument pas séparées. Nous avons créé nos clusters à partir du T-SNE effectué précédemment. Nos catégories sont maintenant bien séparées. Nous allons finir avec notre dernière partie : la conclusion et les perspectives.</text:p>
      <text:p text:style-name="P5"/>
      <text:p text:style-name="P4"><text:span text:style-name="T3">IV. </text:span>Conclusion et perspectives</text:p>
      <text:p text:style-name="P2"><text:tab/></text:p>
      <text:p text:style-name="P2"><text:tab/>On peut constater que les différentes approches non supervisées que nous avons effectué nous ont permis d'avoir une bonne vision globale des sujets d'insatisfaction des clients. Je pense que <text:soft-page-break/>l'application d'un algorithme de classification serait un vrai plus pour nous permettre de bien identifier à quoi font référence les commentaires ou les images postés par les utilisateurs. Aussi, on aura une meilleure réactivité lorsqu'un problème sera identifier puisqu'on le saura directement. </text:p>
      <text:p text:style-name="P2"><text:tab/>Voilà, cette présentation est maintenant terminé. Merci de m'avoir écou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oof Rachidi</meta:initial-creator>
    <meta:creation-date>2021-12-20T19:57:14.58</meta:creation-date>
    <dc:date>2021-12-23T22:57:20.31</dc:date>
    <dc:creator>Raoof Rachidi</dc:creator>
    <meta:editing-duration>PT6H56M1S</meta:editing-duration>
    <meta:editing-cycles>37</meta:editing-cycles>
    <meta:generator>OpenOffice/4.1.8$Win32 OpenOffice.org_project/418m3$Build-9803</meta:generator>
    <meta:document-statistic meta:table-count="0" meta:image-count="0" meta:object-count="0" meta:page-count="4" meta:paragraph-count="29" meta:word-count="1863" meta:character-count="11665"/>
  </office:meta>
</office:document-meta>
</file>